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08B000001A078919B0231733B3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3.364cm"/>
    </style:style>
    <style:style style:name="pr12" style:family="presentation" style:parent-style-name="Text_20_einspaltig-notes">
      <style:graphic-properties draw:fill-color="#ffffff" fo:min-height="12.407cm"/>
    </style:style>
    <style:style style:name="pr13" style:family="presentation" style:parent-style-name="Text_20_einspaltig-notes">
      <style:graphic-properties draw:fill-color="#ffffff" fo:min-height="13.364cm"/>
    </style:style>
    <style:style style:name="pr14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6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7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2.011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7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b1ac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b1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1">
        <style:list-level-properties text:space-before="2.012cm" text:min-label-width="1.269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011cm" text:min-label-width="0.952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011cm" text:min-label-width="0.952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011cm" text:min-label-width="0.952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3" text:bullet-char="•">
        <style:list-level-properties text:space-before="2.011cm" text:min-label-width="0.952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Titel 1" presentation:style-name="pr1" draw:text-style-name="P2" draw:layer="layout" svg:width="22.4cm" svg:height="6.997cm" svg:x="0.798cm" svg:y="5.6cm" presentation:class="title" presentation:user-transformed="true">
          <draw:text-box>
            <text:p text:style-name="P1"><text:span text:style-name="T1">Simon Catley</text:span><text:span text:style-name="T1"><text:line-break/></text:span><text:span text:style-name="T2">Projektmanager</text:span><text:span text:style-name="T3"><text:line-break/></text:span><text:span text:style-name="T3"/></text:p>
          </draw:text-box>
        </draw:frame>
        <draw:frame draw:name="Untertitel 2" presentation:style-name="pr2" draw:text-style-name="P4" draw:layer="layout" svg:width="22.4cm" svg:height="3.999cm" svg:x="0.798cm" svg:y="12.801cm" presentation:class="subtitle" presentation:user-transformed="true">
          <draw:text-box>
            <text:p text:style-name="P3"><text:span text:style-name="T4"/></text:p>
            <text:p text:style-name="P3"><text:span text:style-name="T4">08.01.2017</text:span></text:p>
          </draw:text-box>
        </draw:frame>
        <draw:frame draw:name="Fußzeilenplatzhalter 3" presentation:style-name="pr3" draw:text-style-name="P6" draw:layer="layout" svg:width="22.4cm" svg:height="0.599cm" svg:x="0.798cm" svg:y="18.199cm" presentation:class="footer" presentation:user-transformed="true">
          <draw:text-box>
            <text:p text:style-name="P5"><text:span text:style-name="T5">© FH AACHEN </text:span><text:span text:style-name="T6">UNIVERSITY OF APPLIED SCIENCES <text:s/>| <text:s/>FACHBEREICH ELEKTROTECHNIK UND INFORMATIONSTECHNIK <text:s/>| <text:s/>WWW.FH-AACHEN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" draw:style-name="dp1" draw:master-page-name="Text_20_einspaltig">
        <draw:frame draw:name="Titel 6" presentation:style-name="pr5" draw:text-style-name="P8" draw:layer="layout" svg:width="22.4cm" svg:height="2.001cm" svg:x="0.798cm" svg:y="0.798cm" presentation:class="title" presentation:user-transformed="true">
          <draw:text-box>
            <text:p text:style-name="P1"><text:span text:style-name="T7">Inhalt</text:span></text:p>
          </draw:text-box>
        </draw:frame>
        <draw:frame draw:name="Inhaltsplatzhalter 7" presentation:style-name="pr6" draw:text-style-name="P8" draw:layer="layout" svg:width="22.4cm" svg:height="11.654cm" svg:x="0.882cm" svg:y="6.125cm" presentation:class="outline" presentation:user-transformed="true">
          <draw:text-box>
            <text:list text:style-name="L4">
              <text:list-item>
                <text:p text:style-name="P9"><text:span text:style-name="T4">Inhaltsverzeichniss</text:span></text:p>
              </text:list-item>
              <text:list-item>
                <text:p text:style-name="P9"><text:span text:style-name="T4">Arbeitsaufteilung</text:span></text:p>
                <text:p text:style-name="P9"><text:span text:style-name="T4">-</text:span><text:span text:style-name="T4"><text:tab/></text:span><text:span text:style-name="T4">Bisherige Tätigkeiten</text:span></text:p>
                <text:p text:style-name="P9"><text:span text:style-name="T4">-</text:span><text:span text:style-name="T4"><text:tab/></text:span><text:span text:style-name="T4">Zukünftige Tätigkeiten</text:span></text:p>
                <text:p text:style-name="P9"><text:span text:style-name="T4">-</text:span><text:span text:style-name="T4"><text:tab/></text:span><text:span text:style-name="T4">Tabelle</text:span></text:p>
              </text:list-item>
            </text:list>
            <text:list text:style-name="L5">
              <text:list-item>
                <text:p text:style-name="P9"><text:span text:style-name="T4">Abhängigkeit von anderen Rollen</text:span></text:p>
              </text:list-item>
              <text:list-item>
                <text:p text:style-name="P9"><text:span text:style-name="T4">Selbstreflexion</text:span></text:p>
              </text:list-item>
            </text:list>
            <text:p text:style-name="P10"><text:span text:style-name="T4"/></text:p>
            <text:p text:style-name="P11"><text:span text:style-name="T4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Zeitaufteilung&#10;Bisherige Tätigkeiten" draw:style-name="dp1" draw:master-page-name="Text_20_zweispaltig">
        <draw:frame draw:name="Inhaltsplatzhalter 3" presentation:style-name="pr9" draw:text-style-name="P8" draw:layer="layout" svg:width="10.799cm" svg:height="13.999cm" svg:x="0.8cm" svg:y="3.6cm" presentation:class="outline" presentation:user-transformed="true">
          <draw:text-box>
            <text:p text:style-name="P15"><text:span text:style-name="T9">Als Projektmanager:</text:span></text:p>
            <text:p text:style-name="P15"><text:span text:style-name="T9"/></text:p>
            <text:list text:style-name="L7">
              <text:list-item>
                <text:p text:style-name="P16"><text:span text:style-name="T9">Projektplan-Entwurf/ -anpassung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Projektaufteilung/ -verteilung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6"><text:span text:style-name="T9">Globalen Projektüberblick behalten und an Chef weiterleiten</text:span></text:p>
              </text:list-item>
            </text:list>
            <text:p text:style-name="P16"><text:span text:style-name="T9"/></text:p>
            <text:list text:continue-numbering="true" text:style-name="L7">
              <text:list-header>
                <text:p text:style-name="P16"><text:span text:style-name="T9"/></text:p>
              </text:list-header>
            </text:list>
          </draw:text-box>
        </draw:frame>
        <draw:frame draw:name="Titel 1" presentation:style-name="pr10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7"><text:line-break/></text:span><text:span text:style-name="T4">Bisherige Tätigkeiten</text:span></text:p>
          </draw:text-box>
        </draw:frame>
        <draw:frame draw:name="Inhaltsplatzhalter 4" presentation:style-name="pr9" draw:text-style-name="P8" draw:layer="layout" svg:width="10.799cm" svg:height="13.999cm" svg:x="12.4cm" svg:y="3.6cm" presentation:class="outline" presentation:user-transformed="true">
          <draw:text-box>
            <text:p text:style-name="P15"><text:span text:style-name="T9">Sonstige Tätigkeiten:</text:span></text:p>
            <text:p text:style-name="P15"><text:span text:style-name="T9"/></text:p>
            <text:list text:style-name="L7">
              <text:list-item>
                <text:p text:style-name="P16"><text:span text:style-name="T9">Lastenheft Dialog-/Aktivitätsdiagramm-Beschriftung</text:span></text:p>
              </text:list-item>
            </text:list>
            <text:p text:style-name="P16"><text:span text:style-name="T9"/></text:p>
            <text:list text:continue-numbering="true" text:style-name="L7">
              <text:list-item>
                <text:p text:style-name="P16"><text:span text:style-name="T9">Überarbeiten des Lastenhefts/ Korrekturlesen</text:span><text:span text:style-name="T9"><text:line-break/></text:span><text:span text:style-name="T9"/></text:p>
              </text:list-item>
            </text:list>
            <text:p text:style-name="P16"><text:span text:style-name="T9"/></text:p>
            <text:list text:continue-numbering="true" text:style-name="L7">
              <text:list-item>
                <text:p text:style-name="P16"><text:span text:style-name="T9">Implementierung Server</text:span></text:p>
              </text:list-item>
            </text:list>
            <text:p text:style-name="P16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aufteilung&#10;Zukünftige Tätigkeiten" draw:style-name="dp1" draw:master-page-name="Text_20_einspaltig">
        <draw:frame draw:name="Titel 2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7"><text:line-break/></text:span><text:span text:style-name="T4">Zukünftige Tätigkeiten</text:span></text:p>
          </draw:text-box>
        </draw:frame>
        <draw:frame draw:name="Inhaltsplatzhalter 4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7">
              <text:list-header>
                <text:p text:style-name="P11"><text:span text:style-name="T4"/></text:p>
              </text:list-header>
              <text:list-item>
                <text:p text:style-name="P11"><text:span text:style-name="T4">Überblick Projektstatus </text:span></text:p>
                <text:p text:style-name="P11"><text:span text:style-name="T4"/></text:p>
              </text:list-item>
              <text:list-item>
                <text:p text:style-name="P11"><text:span text:style-name="T4">Team-Koordination</text:span></text:p>
                <text:p text:style-name="P11"><text:span text:style-name="T4"/></text:p>
              </text:list-item>
              <text:list-item>
                <text:p text:style-name="P11"><text:span text:style-name="T4">Projektpräsentation</text:span></text:p>
              </text:list-item>
            </text:list>
            <text:p text:style-name="P11"><text:span text:style-name="T4"/></text:p>
            <text:list text:continue-numbering="true" text:style-name="L7">
              <text:list-item>
                <text:p text:style-name="P11"><text:span text:style-name="T4">Anpassung meiner Serverimplementierung</text:span></text:p>
              </text:list-item>
            </text:list>
            <text:p text:style-name="P17"><text:span text:style-name="T4"/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2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Zeitaufteilung&#10;Tabelle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rbeitsverteilung</text:span><text:span text:style-name="T4"><text:line-break/></text:span><text:span text:style-name="T4">Tabelle</text:span></text:p>
          </draw:text-box>
        </draw:frame>
        <draw:frame draw:style-name="gr2" draw:layer="layout" svg:width="18.875cm" svg:height="11.2cm" svg:x="3cm" svg:y="3.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hängigkeit von anderen Rollen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Abhängigkeit von anderen Rollen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7">
              <text:list-item>
                <text:p text:style-name="P11"><text:span text:style-name="T9">Abhängigkeit größtenteils vom Vertriebsmanagement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Planung &amp; Aufteilung kann nur bei detailgetreuem Verständniss des Kundenwunsches effektiv gestaltet werden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Generelle Abhängigkeit vom Team, da effektive Planung nur bei detailreichen Rückmeldungen stattfinden kan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9"/></text:p>
            <text:list text:continue-numbering="true" text:style-name="L9">
              <text:list-item>
                <text:p text:style-name="P17"><text:span text:style-name="T9">Team abhängig von mir</text:span></text:p>
                <text:p text:style-name="P17"><text:span text:style-name="T9"/></text:p>
                <text:list>
                  <text:list-item>
                    <text:list>
                      <text:list-item>
                        <text:p text:style-name="P16"><text:span text:style-name="T9">Bei Implementierung ohne Plan, steigt die Gefahr der Redundanz &amp; Fehlimplementierung enorm</text:span></text:p>
                        <text:p text:style-name="P16"><text:span text:style-name="T9"/></text:p>
                      </text:list-item>
                      <text:list-item>
                        <text:p text:style-name="P16"><text:span text:style-name="T9">Teamarbeit de facto unmögli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bstreflexion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Selbstreflexion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list text:style-name="L7">
              <text:list-item>
                <text:p text:style-name="P11"><text:span text:style-name="T9">Vorstellung wurden erfüllt</text:span></text:p>
                <text:p text:style-name="P11"><text:span text:style-name="T9"/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Beständiger Arbeitsaufwand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Planung &amp; Verteilung</text:span></text:p>
                        <text:p text:style-name="P18"><text:span text:style-name="T9"/></text:p>
                      </text:list-item>
                      <text:list-item>
                        <text:p text:style-name="P18"><text:span text:style-name="T9">Präsentation</text:span></text:p>
                        <text:p text:style-name="P18"><text:span text:style-name="T9"/></text:p>
                      </text:list-item>
                    </text:list>
                  </text:list-item>
                </text:list>
              </text:list-item>
            </text:list>
            <text:p text:style-name="P19"><text:span text:style-name="T9"/></text:p>
            <text:list text:style-name="L11">
              <text:list-item>
                <text:p text:style-name="P17"><text:span text:style-name="T9">Würde ich die Rolle wieder wählen?</text:span></text:p>
                <text:p text:style-name="P17"><text:span text:style-name="T9"/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Ja, aber mit Weiterbildung/Vorwissen in Tools</text:span></text:p>
                        <text:p text:style-name="P16"><text:span text:style-name="T9"/></text:p>
                        <text:p text:style-name="P16"><text:span text:style-name="T9"/></text:p>
                        <text:p text:style-name="P16"><text:span text:style-name="T9"/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  <text:p text:style-name="P20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s würde ich nächstes mal anders machen?" draw:style-name="dp1" draw:master-page-name="Text_20_einspaltig">
        <draw:frame draw:name="Titel 1" presentation:style-name="pr5" draw:text-style-name="P8" draw:layer="layout" svg:width="22.399cm" svg:height="1.999cm" svg:x="0.8cm" svg:y="0.8cm" presentation:class="title" presentation:user-transformed="true">
          <draw:text-box>
            <text:p text:style-name="P1"><text:span text:style-name="T7">Was würde ich nächstes mal anders machen?</text:span></text:p>
          </draw:text-box>
        </draw:frame>
        <draw:frame draw:name="Inhaltsplatzhalter 2" presentation:style-name="pr6" draw:text-style-name="P8" draw:layer="layout" svg:width="22.399cm" svg:height="13.999cm" svg:x="0.8cm" svg:y="3.6cm" presentation:class="outline" presentation:user-transformed="true">
          <draw:text-box>
            <text:p text:style-name="P17"><text:span text:style-name="T9"/></text:p>
            <text:list text:style-name="L7">
              <text:list-item>
                <text:p text:style-name="P17"><text:span text:style-name="T9">In der Rolle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6"><text:span text:style-name="T9">Nicht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  <text:list text:style-name="L13">
              <text:list-item>
                <text:list>
                  <text:list-item>
                    <text:p text:style-name="P21"><text:span text:style-name="T9">Im Projekt:</text:span></text:p>
                    <text:list>
                      <text:list-item>
                        <text:p text:style-name="P16"><text:span text:style-name="T9">Wir haben viel zu viel Zeit an der Aufgabenverteilung verloren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  <text:list text:continue-numbering="true" text:style-name="L13">
              <text:list-item>
                <text:list>
                  <text:list-item>
                    <text:list>
                      <text:list-item>
                        <text:p text:style-name="P16"><text:span text:style-name="T9">Klare Kommunikationswege festlegen 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  <text:list text:continue-numbering="true" text:style-name="L13">
              <text:list-item>
                <text:list>
                  <text:list-item>
                    <text:list>
                      <text:list-item>
                        <text:p text:style-name="P16"><text:span text:style-name="T9">Wer hat während des Projektes einen gesamt Überblick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chlussblatt">
        <draw:frame draw:name="Titel 5" presentation:style-name="pr14" draw:text-style-name="P22" draw:layer="layout" svg:width="22.4cm" svg:height="6.997cm" svg:x="0.798cm" svg:y="5.6cm" presentation:class="title" presentation:user-transformed="true">
          <draw:text-box>
            <text:p text:style-name="P1"><text:span text:style-name="T10">FH Aachen </text:span><text:span text:style-name="T10"><text:line-break/></text:span><text:span text:style-name="T10">Fachbereich Elektrotechnik und Informationstechnik</text:span><text:span text:style-name="T10"><text:line-break/></text:span><text:span text:style-name="T10"><text:line-break/></text:span><text:span text:style-name="T10">www.fh-aachen.de</text:span></text:p>
          </draw:text-box>
        </draw:frame>
        <draw:frame draw:name="Fußzeilenplatzhalter 3" presentation:style-name="pr15" draw:text-style-name="P6" draw:layer="layout" svg:width="22.4cm" svg:height="0.599cm" svg:x="0.798cm" svg:y="18.199cm" presentation:class="footer" presentation:user-transformed="true">
          <draw:text-box>
            <text:p text:style-name="P5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9" presentation:class="page"/>
          <draw:frame draw:name="Notizenplatzhalter 2" presentation:style-name="pr16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17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.1cm" fo:margin-bottom="0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.1cm" fo:margin-bottom="0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.1cm" fo:margin-bottom="0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.1cm" fo:margin-bottom="0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.1cm" fo:margin-bottom="0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.1cm" fo:margin-bottom="0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.1cm" fo:margin-bottom="0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.1cm" fo:margin-bottom="0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.1cm" fo:margin-bottom="0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.1cm" fo:margin-bottom="0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.1cm" fo:margin-bottom="0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.1cm" fo:margin-bottom="0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.1cm" fo:margin-bottom="0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.1cm" fo:margin-bottom="0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.1cm" fo:margin-bottom="0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16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hanging" style:writing-mode="lr-tb">
        <style:tab-stops>
          <style:tab-stop style:position="22.437cm" style:type="right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4" style:family="paragraph">
      <style:paragraph-properties fo:margin-left="0cm" fo:margin-right="0cm" fo:margin-top="0.706cm" fo:margin-bottom="0cm" fo:text-align="start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564cm" fo:margin-bottom="0cm" fo:text-align="start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9" style:family="paragraph">
      <style:paragraph-properties fo:margin-left="0cm" fo:margin-right="0cm" fo:margin-top="0.706cm" fo:margin-bottom="0cm" fo:text-align="start" fo:text-indent="0.035cm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space-before="0.989cm" text:min-label-width="1.022cm"/>
        <style:text-properties style:font-name="Verdana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line draw:name="Gerade Verbindung 6" draw:style-name="Mgr3" draw:text-style-name="MP5" draw:layer="backgroundobjects" svg:x1="0.798cm" svg:y1="18.101cm" svg:x2="23.199cm" svg:y2="18.106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draw:name="Fußzeilenplatzhalter 4" presentation:style-name="Mpr2" draw:text-style-name="MP8" draw:layer="backgroundobjects" svg:width="22.4cm" svg:height="0.599cm" svg:x="0.798cm" svg:y="18.199cm" presentation:class="footer" presentation:user-transformed="true">
        <draw:text-box>
          <text:p/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6" draw:style-name="Mgr4" draw:text-style-name="MP5" draw:layer="backgroundobjects" svg:x1="0.793cm" svg:y1="3.201cm" svg:x2="23.195cm" svg:y2="3.205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0" draw:layer="backgroundobjects" svg:width="23cm" svg:height="0.34cm" svg:x="0.798cm" svg:y="18.199cm">
        <text:p text:style-name="MP9"><text:span text:style-name="MT2">© FH AACHEN </text:span><text:span text:style-name="MT3">UNIVERSITY OF APPLIED SCIENCES</text:span><text:span text:style-name="MT3"><text:tab/></text:span><text:span text:style-name="MT3"><text:date style:data-style-name="D1" text:date-value="2017-01-10">10.01.17</text:date></text:span><text:span text:style-name="MT3"> <text:s/>| <text:s/></text:span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1" draw:layer="backgroundobjects" svg:width="22.399cm" svg:height="1.999cm" svg:x="0.8cm" svg:y="0.8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Inhaltsplatzhalter 2" presentation:style-name="Mpr6" draw:text-style-name="MP11" draw:layer="backgroundobjects" svg:width="22.399cm" svg:height="13.999cm" svg:x="0.8cm" svg:y="3.6cm" presentation:class="outline" presentation:user-transformed="true">
        <draw:text-box>
          <text:list text:style-name="ML5">
            <text:list-item>
              <text:p text:style-name="MP12"><text:span text:style-name="MT4">Format des Gliederungstextes durch Klicken bearbeiten</text:span></text:p>
              <text:list>
                <text:list-item>
                  <text:p text:style-name="MP12"><text:span text:style-name="MT4">Zweite Gliederungsebene</text:span></text:p>
                  <text:list>
                    <text:list-item>
                      <text:p text:style-name="MP12"><text:span text:style-name="MT4">Dritte Gliederungsebene</text:span></text:p>
                      <text:list>
                        <text:list-item>
                          <text:p text:style-name="MP12"><text:span text:style-name="MT4">Vierte Gliederungsebene</text:span></text:p>
                          <text:list>
                            <text:list-item>
                              <text:p text:style-name="MP12"><text:span text:style-name="MT4">Fünfte Gliederungsebene</text:span></text:p>
                              <text:list>
                                <text:list-item>
                                  <text:p text:style-name="MP12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4">Siebte GliederungsebeneTextmasterformat bearbeiten</text:span></text:p>
          <text:p text:style-name="MP14"><text:span text:style-name="MT4">Zweite Ebene</text:span></text:p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6"><text:span text:style-name="MT5">Vierte Ebene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6" draw:style-name="Mgr4" draw:text-style-name="MP5" draw:layer="backgroundobjects" svg:x1="0.793cm" svg:y1="3.201cm" svg:x2="23.195cm" svg:y2="3.205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0" draw:layer="backgroundobjects" svg:width="23cm" svg:height="0.34cm" svg:x="0.798cm" svg:y="18.199cm">
        <text:p text:style-name="MP9"><text:span text:style-name="MT2">© FH AACHEN </text:span><text:span text:style-name="MT3">UNIVERSITY OF APPLIED SCIENCES</text:span><text:span text:style-name="MT3"><text:tab/></text:span><text:span text:style-name="MT3"><text:date style:data-style-name="D1" text:date-value="2017-01-10">10.01.17</text:date></text:span><text:span text:style-name="MT3"> <text:s/>| <text:s/></text:span><text:span text:style-name="MT3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9" draw:text-style-name="MP11" draw:layer="backgroundobjects" svg:width="10.799cm" svg:height="13.999cm" svg:x="0.8cm" svg:y="3.6cm" presentation:class="outline" presentation:user-transformed="true">
        <draw:text-box>
          <text:list text:style-name="ML5">
            <text:list-item>
              <text:p text:style-name="MP12"><text:span text:style-name="MT4">Format des Gliederungstextes durch Klicken bearbeiten</text:span></text:p>
              <text:list>
                <text:list-item>
                  <text:p text:style-name="MP12"><text:span text:style-name="MT4">Zweite Gliederungsebene</text:span></text:p>
                  <text:list>
                    <text:list-item>
                      <text:p text:style-name="MP12"><text:span text:style-name="MT4">Dritte Gliederungsebene</text:span></text:p>
                      <text:list>
                        <text:list-item>
                          <text:p text:style-name="MP12"><text:span text:style-name="MT4">Vierte Gliederungsebene</text:span></text:p>
                          <text:list>
                            <text:list-item>
                              <text:p text:style-name="MP12"><text:span text:style-name="MT4">Fünfte Gliederungsebene</text:span></text:p>
                              <text:list>
                                <text:list-item>
                                  <text:p text:style-name="MP12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4">Siebte GliederungsebeneTextmasterformat bearbeiten</text:span></text:p>
          <text:p text:style-name="MP19"><text:span text:style-name="MT4">Zweite Ebene</text:span></text:p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6"><text:span text:style-name="MT5">Vierte Ebene</text:span></text:p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0" draw:text-style-name="MP11" draw:layer="backgroundobjects" svg:width="22.399cm" svg:height="1.999cm" svg:x="0.8cm" svg:y="0.8cm" presentation:class="title" presentation:user-transformed="true">
        <draw:text-box>
          <text:p text:style-name="MP6"><text:span text:style-name="MT4">Titelmasterformat durch Klicken bearbeiten</text:span></text:p>
        </draw:text-box>
      </draw:frame>
      <draw:frame draw:name="Inhaltsplatzhalter 2" presentation:style-name="Mpr9" draw:text-style-name="MP11" draw:layer="backgroundobjects" svg:width="10.799cm" svg:height="13.999cm" svg:x="12.4cm" svg:y="3.6cm" presentation:class="outline" presentation:user-transformed="true">
        <draw:text-box>
          <text:list text:style-name="ML5">
            <text:list-item>
              <text:p text:style-name="MP12"><text:span text:style-name="MT4">Format des Gliederungstextes durch Klicken bearbeiten</text:span></text:p>
              <text:list>
                <text:list-item>
                  <text:p text:style-name="MP12"><text:span text:style-name="MT4">Zweite Gliederungsebene</text:span></text:p>
                  <text:list>
                    <text:list-item>
                      <text:p text:style-name="MP12"><text:span text:style-name="MT4">Dritte Gliederungsebene</text:span></text:p>
                      <text:list>
                        <text:list-item>
                          <text:p text:style-name="MP12"><text:span text:style-name="MT4">Vierte Gliederungsebene</text:span></text:p>
                          <text:list>
                            <text:list-item>
                              <text:p text:style-name="MP12"><text:span text:style-name="MT4">Fünfte Gliederungsebene</text:span></text:p>
                              <text:list>
                                <text:list-item>
                                  <text:p text:style-name="MP12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4">Siebte GliederungsebeneTextmasterformat bearbeiten</text:span></text:p>
          <text:p text:style-name="MP14"><text:span text:style-name="MT4">Zweite Ebene</text:span></text:p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4">Dritte Ebene</text:span></text:p>
                    </text:list-item>
                  </text:list>
                </text:list-item>
              </text:list>
            </text:list-item>
          </text:list>
          <text:p text:style-name="MP16"><text:span text:style-name="MT5">Vierte Ebene</text:span></text:p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Schlussblatt" style:page-layout-name="PM1" draw:style-name="Mdp1">
      <draw:line draw:name="Gerade Verbindung 6" draw:style-name="Mgr3" draw:text-style-name="MP5" draw:layer="backgroundobjects" svg:x1="0.798cm" svg:y1="18.101cm" svg:x2="23.199cm" svg:y2="18.106cm">
        <text:p/>
      </draw:line>
      <draw:line draw:name="Gerade Verbindung 7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3" draw:text-style-name="MP20" draw:layer="backgroundobjects" svg:width="22.399cm" svg:height="6.999cm" svg:x="0.8cm" svg:y="5.6cm" presentation:class="title" presentation:user-transformed="true">
        <draw:text-box>
          <text:p text:style-name="MP6"><text:span text:style-name="MT5">Titelmasterformat durch Klicken bearbeiten</text:span></text:p>
        </draw:text-box>
      </draw:frame>
      <draw:frame draw:name="Fußzeilenplatzhalter 4" presentation:style-name="Mpr14" draw:text-style-name="MP8" draw:layer="backgroundobjects" svg:width="22.4cm" svg:height="0.599cm" svg:x="0.798cm" svg:y="18.199cm" presentation:class="footer" presentation:user-transformed="true">
        <draw:text-box>
          <text:p/>
        </draw:text-box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initial-creator>bauschke</meta:initial-creator>
    <meta:editing-cycles>26</meta:editing-cycles>
    <meta:print-date>2016-12-21T11:05:26</meta:print-date>
    <meta:creation-date>2016-09-26T13:04:08</meta:creation-date>
    <dc:date>2017-01-10T20:01:39.872000000</dc:date>
    <meta:editing-duration>PT9M35S</meta:editing-duration>
    <meta:generator>LibreOffice/5.1.6.2$Windows_X86_64 LibreOffice_project/07ac168c60a517dba0f0d7bc7540f5afa45f0909</meta:generator>
    <meta:document-statistic meta:object-count="98"/>
    <meta:user-defined meta:name="AppVersion">15.0029</meta:user-defined>
    <meta:user-defined meta:name="Company">FH-Aa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FHAAC_PPT_Vorlage_Office2007_w_n2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b3c6e7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b3c6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3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8" table:number-columns-repeated="4"/>
          <table:table-cell table:style-name="ce1"/>
          <table:table-cell table:number-columns-repeated="1018"/>
        </table:table-row>
        <table:table-row table:style-name="ro2">
          <table:table-cell table:style-name="ce2" office:value-type="string" calcext:value-type="string">
            <text:p>Art der Tätigkeit</text:p>
          </table:table-cell>
          <table:table-cell table:style-name="ce9" office:value-type="string" calcext:value-type="string">
            <text:p>KW 42</text:p>
          </table:table-cell>
          <table:table-cell table:style-name="ce9" office:value-type="string" calcext:value-type="string">
            <text:p>KW 43</text:p>
          </table:table-cell>
          <table:table-cell table:style-name="ce9" office:value-type="string" calcext:value-type="string">
            <text:p>KW 44</text:p>
          </table:table-cell>
          <table:table-cell table:style-name="ce9" office:value-type="string" calcext:value-type="string">
            <text:p>KW 45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3" office:value-type="string" calcext:value-type="string">
            <text:p>Roll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.25" calcext:value-type="float">
            <text:p>8,25</text:p>
          </table:table-cell>
          <table:table-cell table:style-name="ce10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Entwicklun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5" calcext:value-type="float">
            <text:p>5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>
            <text:p>KW 46</text:p>
          </table:table-cell>
          <table:table-cell table:style-name="ce11" office:value-type="string" calcext:value-type="string">
            <text:p>KW 47</text:p>
          </table:table-cell>
          <table:table-cell table:style-name="ce11" office:value-type="string" calcext:value-type="string">
            <text:p>KW 48</text:p>
          </table:table-cell>
          <table:table-cell table:style-name="ce11" office:value-type="string" calcext:value-type="string">
            <text:p>KW 49</text:p>
          </table:table-cell>
          <table:table-cell table:style-name="ce11" office:value-type="string" calcext:value-type="string">
            <text:p>KW 50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number-columns-repeated="2" table:style-name="ce10" office:value-type="float" office:value="2.5" calcext:value-type="float">
            <text:p>2,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" calcext:value-type="float">
            <text:p>6,5</text:p>
          </table:table-cell>
          <table:table-cell table:style-name="ce10" office:value-type="float" office:value="15.5" calcext:value-type="float">
            <text:p>15,5</text:p>
          </table:table-cell>
          <table:table-cell table:style-name="ce10" office:value-type="float" office:value="4.5" calcext:value-type="float">
            <text:p>4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7" table:number-columns-repeated="5"/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KW 51</text:p>
          </table:table-cell>
          <table:table-cell table:style-name="ce9" office:value-type="string" calcext:value-type="string">
            <text:p>KW 52</text:p>
          </table:table-cell>
          <table:table-cell table:style-name="ce9" office:value-type="string" calcext:value-type="string">
            <text:p>KW 1</text:p>
          </table:table-cell>
          <table:table-cell table:style-name="ce9" office:value-type="string" calcext:value-type="string">
            <text:p>KW 2</text:p>
          </table:table-cell>
          <table:table-cell table:style-name="ce9" office:value-type="string" calcext:value-type="string">
            <text:p>KW 3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6" office:value-type="float" office:value="11.5" calcext:value-type="float">
            <text:p>11,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7" table:number-columns-repeated="3"/>
          <table:table-cell table:style-name="ce1"/>
          <table:table-cell table:number-columns-repeated="1018"/>
        </table:table-row>
        <table:table-row table:style-name="ro2">
          <table:table-cell table:style-name="ce1"/>
          <table:table-cell table:style-name="ce12"/>
          <table:table-cell table:style-name="ce13" office:value-type="string" calcext:value-type="string">
            <text:p>2016/2017</text:p>
          </table:table-cell>
          <table:table-cell table:style-name="ce9" office:value-type="string" calcext:value-type="string">
            <text:p>Noch Erwartet</text:p>
          </table:table-cell>
          <table:table-cell table:style-name="ce9" office:value-type="string" calcext:value-type="string">
            <text:p>Summ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6" office:value-type="float" office:value="45.25" calcext:value-type="float">
            <text:p>45,25</text:p>
          </table:table-cell>
          <table:table-cell table:style-name="ce14" table:formula="of:=SUM([.E11])" office:value-type="float" office:value="2" calcext:value-type="float">
            <text:p>2</text:p>
          </table:table-cell>
          <table:table-cell table:style-name="ce15" office:value-type="float" office:value="47.25" calcext:value-type="float">
            <text:p>47,25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6" office:value-type="float" office:value="50.5" calcext:value-type="float">
            <text:p>50,5</text:p>
          </table:table-cell>
          <table:table-cell table:style-name="ce14" table:formula="of:=SUM([.E12])" office:value-type="float" office:value="2" calcext:value-type="float">
            <text:p>2</text:p>
          </table:table-cell>
          <table:table-cell table:style-name="ce15" office:value-type="float" office:value="52.5" calcext:value-type="float">
            <text:p>52,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.00.0000</text:date>, <text:time style:data-style-name="N2" text:time-value="19:36:28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